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6DC000005645D17FB037B6687B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DejaVu Sans Mono" svg:font-family="'DejaVu Sans Mono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ffff" draw:fill="none" draw:fill-color="#729fcf" draw:textarea-horizontal-align="left" draw:auto-grow-height="true" draw:auto-grow-width="false" fo:min-height="0.427cm" fo:min-width="0cm"/>
    </style:style>
    <style:style style:name="gr3" style:family="graphic" style:parent-style-name="standard">
      <style:graphic-properties draw:stroke="none" svg:stroke-color="#ffffff" draw:fill="none" draw:fill-color="#729fcf" draw:textarea-horizontal-align="left" draw:auto-grow-height="true" draw:auto-grow-width="false" fo:min-height="0.33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3cm" fo:min-width="0cm"/>
    </style:style>
    <style:style style:name="gr5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text-properties fo:font-size="8pt" fo:font-weight="bold" style:font-size-asian="18pt" style:font-size-complex="18pt"/>
    </style:style>
    <style:style style:name="P3" style:family="paragraph">
      <style:text-properties style:font-name="DejaVu Sans Mono" fo:font-size="14pt" style:font-size-asian="18pt" style:font-size-complex="18pt"/>
    </style:style>
    <style:style style:name="P4" style:family="paragraph">
      <loext:graphic-properties draw:fill="none" draw:fill-color="#ffffff"/>
      <style:text-properties style:font-name="DejaVu Sans Mono" fo:font-size="14pt" style:font-size-asian="18pt" style:font-size-complex="18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612cm" svg:height="15.412cm" svg:x="4.183cm" svg:y="3.164cm">
          <draw:image xlink:href="Pictures/10000000000006DC000005645D17FB037B6687B9.png" xlink:type="simple" xlink:show="embed" xlink:actuate="onLoad" loext:mime-type="image/png">
            <text:p/>
          </draw:image>
        </draw:frame>
        <draw:frame draw:style-name="gr2" draw:text-style-name="P2" draw:layer="layout" svg:width="5.585cm" svg:height="0.677cm" svg:x="6.05cm" svg:y="16.015cm">
          <draw:text-box>
            <text:p><text:span text:style-name="T1">GP5 GP4 <text:s text:c="2"/>x <text:s text:c="3"/>5V GND GP2 GP1 GP0</text:span></text:p>
          </draw:text-box>
        </draw:frame>
        <draw:frame draw:style-name="gr3" draw:text-style-name="P2" draw:layer="layout" svg:width="10.045cm" svg:height="0.584cm" svg:x="7.242cm" svg:y="5.151cm">
          <draw:text-box>
            <text:p><text:span text:style-name="T1">VSS VDD VO <text:s text:c="2"/>RS <text:s text:c="2"/>RW <text:s/>E <text:s text:c="4"/>x <text:s text:c="5"/>x <text:s text:c="4"/>x <text:s text:c="4"/>x <text:s text:c="4"/>D4 <text:s text:c="2"/>D5 <text:s text:c="2"/>D6 <text:s text:c="2"/>D7 <text:s text:c="2"/>L+ <text:s text:c="3"/>L-</text:span></text:p>
          </draw:text-box>
        </draw:frame>
        <draw:frame draw:style-name="gr4" draw:text-style-name="P4" draw:layer="layout" svg:width="19.539cm" svg:height="0.823cm" draw:transform="rotate (-1.5707963267949) translate (4.324cm 3.417cm)">
          <draw:text-box draw:corner-radius="0.28cm">
            <text:p text:style-name="P3">1 2 3 4 5 6 7 8 9 0 1 2 3 4 5 6 7 8 9 20 1 2 3 4 5</text:p>
          </draw:text-box>
        </draw:frame>
        <draw:frame draw:style-name="gr4" draw:text-style-name="P4" draw:layer="layout" svg:width="19.539cm" svg:height="0.823cm" svg:x="4.402cm" svg:y="2.116cm">
          <draw:text-box draw:corner-radius="0.28cm">
            <text:p text:style-name="P3">1 2 3 4 5 6 7 8 9 0 1 2 3 4 5 6 7 8 9 20 1 2 3 4 5 6 7 8 9 0 1 2 </text:p>
          </draw:text-box>
        </draw:frame>
        <draw:line draw:style-name="gr5" draw:text-style-name="P5" draw:layer="layout" svg:x1="7.214cm" svg:y1="2.896cm" svg:x2="7.189cm" svg:y2="19.22cm">
          <text:p/>
        </draw:line>
        <draw:line draw:style-name="gr5" draw:text-style-name="P5" draw:layer="layout" svg:x1="10.215cm" svg:y1="2.896cm" svg:x2="10.19cm" svg:y2="19.22cm">
          <text:p/>
        </draw:line>
        <draw:line draw:style-name="gr5" draw:text-style-name="P5" draw:layer="layout" svg:x1="13.216cm" svg:y1="2.896cm" svg:x2="13.191cm" svg:y2="19.22cm">
          <text:p/>
        </draw:line>
        <draw:line draw:style-name="gr5" draw:text-style-name="P5" draw:layer="layout" svg:x1="16.217cm" svg:y1="2.896cm" svg:x2="16.192cm" svg:y2="19.22cm">
          <text:p/>
        </draw:line>
        <draw:line draw:style-name="gr5" draw:text-style-name="P5" draw:layer="layout" svg:x1="19.218cm" svg:y1="2.896cm" svg:x2="19.193cm" svg:y2="19.22cm">
          <text:p/>
        </draw:line>
        <draw:line draw:style-name="gr5" draw:text-style-name="P5" draw:layer="layout" svg:x1="22.219cm" svg:y1="2.896cm" svg:x2="22.194cm" svg:y2="19.22cm">
          <text:p/>
        </draw:line>
        <draw:line draw:style-name="gr5" draw:text-style-name="P5" draw:layer="layout" svg:x1="4.318cm" svg:y1="6.191cm" svg:x2="24.262cm" svg:y2="6.141cm">
          <text:p/>
        </draw:line>
        <draw:line draw:style-name="gr5" draw:text-style-name="P5" draw:layer="layout" svg:x1="4.318cm" svg:y1="9.191cm" svg:x2="24.262cm" svg:y2="9.141cm">
          <text:p/>
        </draw:line>
        <draw:line draw:style-name="gr5" draw:text-style-name="P5" draw:layer="layout" svg:x1="4.318cm" svg:y1="12.191cm" svg:x2="24.262cm" svg:y2="12.141cm">
          <text:p/>
        </draw:line>
        <draw:line draw:style-name="gr5" draw:text-style-name="P5" draw:layer="layout" svg:x1="4.318cm" svg:y1="15.191cm" svg:x2="24.262cm" svg:y2="15.141cm">
          <text:p/>
        </draw:line>
        <draw:line draw:style-name="gr5" draw:text-style-name="P5" draw:layer="layout" svg:x1="4.318cm" svg:y1="18.191cm" svg:x2="24.262cm" svg:y2="18.14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 Mono" svg:font-family="'DejaVu Sans Mono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Bernhard Bablok</meta:initial-creator>
    <meta:creation-date>2020-03-30T19:26:55.416900807</meta:creation-date>
    <dc:date>2020-03-31T20:45:29.332464653</dc:date>
    <meta:editing-duration>PT16M26S</meta:editing-duration>
    <meta:editing-cycles>5</meta:editing-cycles>
    <meta:generator>LibreOffice/6.3.3.2.0$Linux_X86_64 LibreOffice_project/30$Build-2</meta:generator>
    <meta:document-statistic meta:object-count="16"/>
  </office:meta>
</office:document-meta>
</file>